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top="0cm" fo:margin-bottom="0cm" style:contextual-spacing="false" fo:line-height="200%" fo:text-align="center" style:justify-single-word="false" style:page-number="auto"/>
      <style:text-properties officeooo:rsid="00035e38" officeooo:paragraph-rsid="00018b6f"/>
    </style:style>
    <style:style style:name="P2" style:family="paragraph" style:parent-style-name="Contents_20_Heading" style:master-page-name="Standard">
      <style:paragraph-properties style:page-number="1" fo:break-before="page"/>
    </style:style>
    <style:style style:name="P3" style:family="paragraph" style:parent-style-name="Standard">
      <style:paragraph-properties fo:margin-top="0cm" fo:margin-bottom="0cm" style:contextual-spacing="false" fo:line-height="200%" fo:text-align="start" style:justify-single-word="false"/>
      <style:text-properties officeooo:rsid="00035e38" officeooo:paragraph-rsid="00018b6f"/>
    </style:style>
    <style:style style:name="P4" style:family="paragraph" style:parent-style-name="Standard">
      <style:paragraph-properties fo:margin-top="0cm" fo:margin-bottom="0cm" style:contextual-spacing="false" fo:line-height="200%" fo:text-align="start" style:justify-single-word="false" fo:break-before="page"/>
      <style:text-properties officeooo:rsid="00035e38" officeooo:paragraph-rsid="00018b6f"/>
    </style:style>
    <style:style style:name="P5" style:family="paragraph" style:parent-style-name="Standard">
      <style:paragraph-properties fo:margin-top="0cm" fo:margin-bottom="0cm" style:contextual-spacing="false" fo:line-height="200%" fo:text-align="center" style:justify-single-word="false"/>
      <style:text-properties fo:font-weight="bold" officeooo:rsid="00018b6f" officeooo:paragraph-rsid="00018b6f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 fo:line-height="200%" fo:text-align="center" style:justify-single-word="false"/>
      <style:text-properties officeooo:rsid="00035e38" officeooo:paragraph-rsid="00035e38"/>
    </style:style>
    <style:style style:name="P7" style:family="paragraph" style:parent-style-name="Standard">
      <style:text-properties officeooo:rsid="00035e38" officeooo:paragraph-rsid="00035e38"/>
    </style:style>
    <style:style style:name="T1" style:family="text">
      <style:text-properties officeooo:rsid="00035e38"/>
    </style:style>
    <style:style style:name="fr1" style:family="graphic" style:parent-style-name="Frame">
      <style:graphic-properties style:vertical-pos="middle" style:vertical-rel="page" style:horizontal-pos="center" style:horizontal-rel="page" fo:padding="0.15cm" fo:border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draw:z-index="0">
        <draw:text-box fo:min-height="0.499cm" fo:min-width="2cm">
          <text:p text:style-name="P5">Lab # – Lab Ti<text:span text:style-name="T1">tle</text:span></text:p>
          <text:p text:style-name="P6">ABCD1234 – Course Name</text:p>
          <text:p text:style-name="P6">Professor Name</text:p>
          <text:p text:style-name="P6">Andre Lima</text:p>
          <text:p text:style-name="P6">W0531766</text:p>
          <text:p text:style-name="P6">YYYY-MM-DD</text:p>
          <text:p text:style-name="P7"/>
        </draw:text-box>
      </draw:frame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2">Table of Contents</text:p>
          </text:index-title>
        </text:index-body>
      </text:table-of-content>
      <text:p text:style-name="P3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35e38" officeooo:paragraph-rsid="00035e38"/>
    </style:style>
    <style:style style:name="MP2" style:family="paragraph" style:parent-style-name="Footer">
      <style:text-properties officeooo:rsid="00035e38" officeooo:paragraph-rsid="00035e3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Lab #<text:tab/>ABCD1234<text:tab/><text:page-number text:select-page="current">2</text:page-number></text:p>
      </style:header>
      <style:footer>
        <text:p text:style-name="MP2">Andre Lima<text:tab/><text:tab/> YYYY-MM-DD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14:22:45.673571621</meta:creation-date>
    <meta:generator>LibreOffice/25.8.3.2$Linux_X86_64 LibreOffice_project/580$Build-2</meta:generator>
    <dc:date>2025-12-04T14:34:18.894858424</dc:date>
    <meta:editing-duration>PT1M6S</meta:editing-duration>
    <meta:editing-cycles>2</meta:editing-cycles>
    <meta:document-statistic meta:table-count="0" meta:image-count="0" meta:object-count="0" meta:page-count="4" meta:paragraph-count="10" meta:word-count="27" meta:character-count="153" meta:non-whitespace-character-count="132"/>
  </office:meta>
</office:document-meta>
</file>